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6299in" table:align="center"/>
    </style:style>
    <style:style style:name="Table1.A" style:family="table-column">
      <style:table-column-properties style:column-width="1.0007in"/>
    </style:style>
    <style:style style:name="Table1.B" style:family="table-column">
      <style:table-column-properties style:column-width="1.8771in"/>
    </style:style>
    <style:style style:name="Table1.C" style:family="table-column">
      <style:table-column-properties style:column-width="1.7521in"/>
    </style:style>
    <style:style style:name="Table1.A1" style:family="table-cell">
      <style:table-cell-properties style:writing-mode="page"/>
    </style:style>
    <style:style style:name="Table2" style:family="table">
      <style:table-properties style:width="3.375in" fo:margin-left="1.9625in" table:align="left"/>
    </style:style>
    <style:style style:name="Table2.A" style:family="table-column">
      <style:table-column-properties style:column-width="0.625in"/>
    </style:style>
    <style:style style:name="Table2.B" style:family="table-column">
      <style:table-column-properties style:column-width="0.8125in"/>
    </style:style>
    <style:style style:name="Table2.C" style:family="table-column">
      <style:table-column-properties style:column-width="1.9375in"/>
    </style:style>
    <style:style style:name="Table2.A1" style:family="table-cell">
      <style:table-cell-properties style:writing-mode="page"/>
    </style:style>
    <style:style style:name="Table3" style:family="table">
      <style:table-properties style:width="3.375in" fo:margin-left="1.9625in" table:align="left"/>
    </style:style>
    <style:style style:name="Table3.A" style:family="table-column">
      <style:table-column-properties style:column-width="0.625in"/>
    </style:style>
    <style:style style:name="Table3.B" style:family="table-column">
      <style:table-column-properties style:column-width="0.8125in"/>
    </style:style>
    <style:style style:name="Table3.C" style:family="table-column">
      <style:table-column-properties style:column-width="1.9375in"/>
    </style:style>
    <style:style style:name="Table3.A1" style:family="table-cell">
      <style:table-cell-properties style:writing-mode="page"/>
    </style:style>
    <style:style style:name="Table4" style:family="table">
      <style:table-properties style:width="3.6903in" table:align="center"/>
    </style:style>
    <style:style style:name="Table4.A" style:family="table-column">
      <style:table-column-properties style:column-width="0.5in"/>
    </style:style>
    <style:style style:name="Table4.B" style:family="table-column">
      <style:table-column-properties style:column-width="1.2507in"/>
    </style:style>
    <style:style style:name="Table4.C" style:family="table-column">
      <style:table-column-properties style:column-width="1.9396in"/>
    </style:style>
    <style:style style:name="Table4.A1" style:family="table-cell">
      <style:table-cell-properties style:writing-mode="page"/>
    </style:style>
    <style:style style:name="Table5" style:family="table">
      <style:table-properties style:width="0.5799in" table:align="center"/>
    </style:style>
    <style:style style:name="Table5.A" style:family="table-column">
      <style:table-column-properties style:column-width="0.1868in"/>
    </style:style>
    <style:style style:name="Table5.B" style:family="table-column">
      <style:table-column-properties style:column-width="0.166in"/>
    </style:style>
    <style:style style:name="Table5.C" style:family="table-column">
      <style:table-column-properties style:column-width="0.2271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5.B1" style:family="table-cell">
      <style:table-cell-properties style:vertical-align="middle" fo:background-color="#de9d5c"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background-image/>
      </style:table-cell-properties>
    </style:style>
    <style:style style:name="Table5.A2" style:family="table-cell">
      <style:table-cell-properties style:vertical-align="middle" fo:background-color="#de9d5c"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background-image/>
      </style:table-cell-properties>
    </style:style>
    <style:style style:name="Table5.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5.C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5.A3" style:family="table-cell">
      <style:table-cell-properties style:vertical-align="middle" fo:background-color="#de9d5c"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background-image/>
      </style:table-cell-properties>
    </style:style>
    <style:style style:name="Table5.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5.C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6" style:family="table">
      <style:table-properties style:width="6.9271in" fo:margin-left="0in" table:align="left"/>
    </style:style>
    <style:style style:name="Table6.A" style:family="table-column">
      <style:table-column-properties style:column-width="0.75in"/>
    </style:style>
    <style:style style:name="Table6.B" style:family="table-column">
      <style:table-column-properties style:column-width="3.8667in"/>
    </style:style>
    <style:style style:name="Table6.C" style:family="table-column">
      <style:table-column-properties style:column-width="2.3104in"/>
    </style:style>
    <style:style style:name="Table6.A1" style:family="table-cell">
      <style:table-cell-properties fo:padding="0in" fo:border="none" style:writing-mode="page"/>
    </style:style>
    <style:style style:name="Table6.9" style:family="table-row">
      <style:table-row-properties style:min-row-height="0.2167in"/>
    </style:style>
    <style:style style:name="P1" style:family="paragraph" style:parent-style-name="Standard">
      <style:text-properties officeooo:rsid="001593e5" officeooo:paragraph-rsid="001593e5"/>
    </style:style>
    <style:style style:name="P2" style:family="paragraph" style:parent-style-name="Standard">
      <style:paragraph-properties fo:text-align="center" style:justify-single-word="false"/>
      <style:text-properties officeooo:rsid="001593e5" officeooo:paragraph-rsid="001593e5"/>
    </style:style>
    <style:style style:name="P3" style:family="paragraph" style:parent-style-name="Standard">
      <style:text-properties officeooo:rsid="00169618" officeooo:paragraph-rsid="00169618"/>
    </style:style>
    <style:style style:name="P4" style:family="paragraph" style:parent-style-name="Standard">
      <style:paragraph-properties fo:text-align="center" style:justify-single-word="false"/>
      <style:text-properties officeooo:rsid="00169618" officeooo:paragraph-rsid="00169618"/>
    </style:style>
    <style:style style:name="P5" style:family="paragraph" style:parent-style-name="Standard">
      <style:text-properties officeooo:rsid="00190b47" officeooo:paragraph-rsid="00169618"/>
    </style:style>
    <style:style style:name="P6" style:family="paragraph" style:parent-style-name="Standard">
      <style:text-properties officeooo:rsid="00190b47" officeooo:paragraph-rsid="0019eb7a"/>
    </style:style>
    <style:style style:name="P7" style:family="paragraph" style:parent-style-name="Standard">
      <style:paragraph-properties fo:text-align="center" style:justify-single-word="false"/>
      <style:text-properties officeooo:rsid="00190b47" officeooo:paragraph-rsid="0019eb7a"/>
    </style:style>
    <style:style style:name="P8" style:family="paragraph" style:parent-style-name="Standard">
      <style:text-properties officeooo:paragraph-rsid="0019eb7a"/>
    </style:style>
    <style:style style:name="P9" style:family="paragraph" style:parent-style-name="Standard">
      <style:paragraph-properties fo:text-align="center" style:justify-single-word="false"/>
      <style:text-properties officeooo:paragraph-rsid="0019eb7a"/>
    </style:style>
    <style:style style:name="P10" style:family="paragraph" style:parent-style-name="Standard">
      <style:paragraph-properties fo:text-align="center" style:justify-single-word="false"/>
      <style:text-properties officeooo:paragraph-rsid="001e600a"/>
    </style:style>
    <style:style style:name="P11" style:family="paragraph" style:parent-style-name="Standard">
      <style:text-properties officeooo:paragraph-rsid="001a1500"/>
    </style:style>
    <style:style style:name="P12" style:family="paragraph" style:parent-style-name="Standard">
      <style:text-properties officeooo:paragraph-rsid="001be32f"/>
    </style:style>
    <style:style style:name="P13" style:family="paragraph" style:parent-style-name="Standard">
      <style:text-properties officeooo:paragraph-rsid="001c82d5"/>
    </style:style>
    <style:style style:name="P14" style:family="paragraph" style:parent-style-name="Standard">
      <style:text-properties officeooo:rsid="001e600a" officeooo:paragraph-rsid="001e600a"/>
    </style:style>
    <style:style style:name="P15" style:family="paragraph" style:parent-style-name="Standard">
      <style:text-properties officeooo:rsid="001e600a" officeooo:paragraph-rsid="001eb5c6"/>
    </style:style>
    <style:style style:name="P16" style:family="paragraph" style:parent-style-name="Standard">
      <style:text-properties officeooo:paragraph-rsid="001eb5c6"/>
    </style:style>
    <style:style style:name="P17" style:family="paragraph" style:parent-style-name="Standard">
      <style:text-properties officeooo:rsid="001eb5c6" officeooo:paragraph-rsid="001eb5c6"/>
    </style:style>
    <style:style style:name="P18" style:family="paragraph" style:parent-style-name="Standard">
      <style:text-properties officeooo:paragraph-rsid="001ee27c"/>
    </style:style>
    <style:style style:name="P19" style:family="paragraph" style:parent-style-name="Standard">
      <style:text-properties officeooo:paragraph-rsid="00219163"/>
    </style:style>
    <style:style style:name="P20" style:family="paragraph" style:parent-style-name="Standard">
      <style:text-properties officeooo:paragraph-rsid="00238d44"/>
    </style:style>
    <style:style style:name="P21" style:family="paragraph" style:parent-style-name="Standard">
      <style:text-properties officeooo:rsid="00238d44" officeooo:paragraph-rsid="00238d44"/>
    </style:style>
    <style:style style:name="P22" style:family="paragraph" style:parent-style-name="Standard">
      <style:text-properties officeooo:paragraph-rsid="0024497f"/>
    </style:style>
    <style:style style:name="P23" style:family="paragraph" style:parent-style-name="Standard">
      <style:text-properties officeooo:paragraph-rsid="0025af00"/>
    </style:style>
    <style:style style:name="P24" style:family="paragraph" style:parent-style-name="Standard">
      <style:text-properties officeooo:paragraph-rsid="00266b5b"/>
    </style:style>
    <style:style style:name="P25" style:family="paragraph" style:parent-style-name="Standard">
      <style:text-properties officeooo:rsid="0026f5b6" officeooo:paragraph-rsid="0026f5b6"/>
    </style:style>
    <style:style style:name="P26" style:family="paragraph" style:parent-style-name="Standard">
      <style:text-properties officeooo:paragraph-rsid="0026f5b6"/>
    </style:style>
    <style:style style:name="P27" style:family="paragraph" style:parent-style-name="Standard">
      <style:text-properties officeooo:paragraph-rsid="0028d9cd"/>
    </style:style>
    <style:style style:name="P28" style:family="paragraph" style:parent-style-name="Standard">
      <style:text-properties officeooo:rsid="0028d9cd" officeooo:paragraph-rsid="0028d9cd"/>
    </style:style>
    <style:style style:name="P29" style:family="paragraph" style:parent-style-name="Standard">
      <style:text-properties officeooo:paragraph-rsid="002a5412"/>
    </style:style>
    <style:style style:name="P30" style:family="paragraph" style:parent-style-name="Standard">
      <style:text-properties officeooo:rsid="002a5412" officeooo:paragraph-rsid="002a5412"/>
    </style:style>
    <style:style style:name="P31" style:family="paragraph" style:parent-style-name="Standard">
      <style:text-properties style:text-position="0% 100%" officeooo:rsid="002a5412" officeooo:paragraph-rsid="002a5412"/>
    </style:style>
    <style:style style:name="P32" style:family="paragraph" style:parent-style-name="Standard">
      <style:text-properties style:text-position="0% 100%" officeooo:rsid="002bcda6" officeooo:paragraph-rsid="002bcda6"/>
    </style:style>
    <style:style style:name="P33" style:family="paragraph" style:parent-style-name="Standard">
      <style:text-properties style:text-position="0% 100%" officeooo:rsid="002bcda6" officeooo:paragraph-rsid="002e8b84"/>
    </style:style>
    <style:style style:name="P34" style:family="paragraph" style:parent-style-name="Standard">
      <style:text-properties style:text-position="0% 100%" officeooo:rsid="002e8b84" officeooo:paragraph-rsid="002e8b84"/>
    </style:style>
    <style:style style:name="P35" style:family="paragraph" style:parent-style-name="Standard">
      <style:text-properties style:text-position="0% 100%" officeooo:rsid="00307399" officeooo:paragraph-rsid="00307399"/>
    </style:style>
    <style:style style:name="P36" style:family="paragraph" style:parent-style-name="Standard">
      <style:text-properties style:text-position="0% 100%" officeooo:rsid="0031abdb" officeooo:paragraph-rsid="0031abdb"/>
    </style:style>
    <style:style style:name="P37" style:family="paragraph" style:parent-style-name="Standard">
      <style:text-properties officeooo:paragraph-rsid="002bcda6"/>
    </style:style>
    <style:style style:name="P38" style:family="paragraph" style:parent-style-name="Standard">
      <style:text-properties officeooo:paragraph-rsid="002e8b84"/>
    </style:style>
    <style:style style:name="P39" style:family="paragraph" style:parent-style-name="Table_20_Contents">
      <style:paragraph-properties fo:text-align="center" style:justify-single-word="false"/>
      <style:text-properties officeooo:rsid="001593e5" officeooo:paragraph-rsid="001593e5"/>
    </style:style>
    <style:style style:name="P40" style:family="paragraph" style:parent-style-name="Table_20_Contents">
      <style:paragraph-properties fo:text-align="center" style:justify-single-word="false"/>
      <style:text-properties officeooo:rsid="00169618" officeooo:paragraph-rsid="00169618"/>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19eb7a"/>
    </style:style>
    <style:style style:name="P43" style:family="paragraph" style:parent-style-name="Table_20_Contents">
      <style:paragraph-properties fo:text-align="center" style:justify-single-word="false"/>
      <style:text-properties officeooo:rsid="00170f8e" officeooo:paragraph-rsid="00170f8e"/>
    </style:style>
    <style:style style:name="P44" style:family="paragraph" style:parent-style-name="Table_20_Contents">
      <style:paragraph-properties fo:text-align="center" style:justify-single-word="false"/>
      <style:text-properties officeooo:rsid="00190b47" officeooo:paragraph-rsid="00190b47"/>
    </style:style>
    <style:style style:name="P45" style:family="paragraph" style:parent-style-name="Table_20_Contents">
      <style:paragraph-properties fo:text-align="center" style:justify-single-word="false"/>
      <style:text-properties officeooo:rsid="0019eb7a" officeooo:paragraph-rsid="0019eb7a"/>
    </style:style>
    <style:style style:name="P46" style:family="paragraph" style:parent-style-name="Table_20_Contents">
      <style:paragraph-properties fo:text-align="center" style:justify-single-word="false"/>
      <style:text-properties officeooo:rsid="001e600a" officeooo:paragraph-rsid="001e600a"/>
    </style:style>
    <style:style style:name="P47" style:family="paragraph" style:parent-style-name="Table_20_Contents">
      <style:text-properties fo:font-size="2pt" style:font-size-asian="2pt" style:font-size-complex="2pt"/>
    </style:style>
    <style:style style:name="P48" style:family="paragraph" style:parent-style-name="Table_20_Contents">
      <style:text-properties officeooo:rsid="001eb5c6" officeooo:paragraph-rsid="001eb5c6"/>
    </style:style>
    <style:style style:name="P49" style:family="paragraph" style:parent-style-name="Table_20_Contents">
      <style:text-properties officeooo:rsid="00219163" officeooo:paragraph-rsid="00219163"/>
    </style:style>
    <style:style style:name="P50" style:family="paragraph" style:parent-style-name="Table_20_Contents">
      <style:text-properties officeooo:rsid="00238d44" officeooo:paragraph-rsid="00238d44"/>
    </style:style>
    <style:style style:name="P51" style:family="paragraph" style:parent-style-name="Text_20_body" style:list-style-name="L1"/>
    <style:style style:name="P52" style:family="paragraph" style:parent-style-name="Text_20_body">
      <style:text-properties style:text-position="0% 100%" officeooo:rsid="00307399" officeooo:paragraph-rsid="00307399"/>
    </style:style>
    <style:style style:name="P53" style:family="paragraph" style:parent-style-name="Text_20_body" style:list-style-name="L1">
      <style:paragraph-properties fo:margin-top="0in" fo:margin-bottom="0in" style:contextual-spacing="false"/>
    </style:style>
    <style:style style:name="T1" style:family="text">
      <style:text-properties officeooo:rsid="001593e5"/>
    </style:style>
    <style:style style:name="T2" style:family="text">
      <style:text-properties officeooo:rsid="00169618"/>
    </style:style>
    <style:style style:name="T3" style:family="text">
      <style:text-properties officeooo:rsid="00170f8e"/>
    </style:style>
    <style:style style:name="T4" style:family="text">
      <style:text-properties officeooo:rsid="00190b47"/>
    </style:style>
    <style:style style:name="T5" style:family="text">
      <style:text-properties officeooo:rsid="0019eb7a"/>
    </style:style>
    <style:style style:name="T6" style:family="text">
      <style:text-properties officeooo:rsid="001a1500"/>
    </style:style>
    <style:style style:name="T7" style:family="text">
      <style:text-properties officeooo:rsid="001be32f"/>
    </style:style>
    <style:style style:name="T8" style:family="text">
      <style:text-properties officeooo:rsid="001c82d5"/>
    </style:style>
    <style:style style:name="T9" style:family="text">
      <style:text-properties officeooo:rsid="001e600a"/>
    </style:style>
    <style:style style:name="T10" style:family="text">
      <style:text-properties officeooo:rsid="001eb5c6"/>
    </style:style>
    <style:style style:name="T11" style:family="text">
      <style:text-properties officeooo:rsid="001ee27c"/>
    </style:style>
    <style:style style:name="T12" style:family="text">
      <style:text-properties officeooo:rsid="001fd27b"/>
    </style:style>
    <style:style style:name="T13" style:family="text">
      <style:text-properties officeooo:rsid="00219163"/>
    </style:style>
    <style:style style:name="T14" style:family="text">
      <style:text-properties officeooo:rsid="00238d44"/>
    </style:style>
    <style:style style:name="T15" style:family="text">
      <style:text-properties style:text-position="33% 80%"/>
    </style:style>
    <style:style style:name="T16" style:family="text">
      <style:text-properties style:text-position="33% 80%" officeooo:rsid="002bcda6"/>
    </style:style>
    <style:style style:name="T17" style:family="text">
      <style:text-properties officeooo:rsid="0024497f"/>
    </style:style>
    <style:style style:name="T18" style:family="text">
      <style:text-properties style:text-position="super 58%" officeooo:rsid="0024497f"/>
    </style:style>
    <style:style style:name="T19" style:family="text">
      <style:text-properties style:text-position="super 58%" officeooo:rsid="0026f5b6"/>
    </style:style>
    <style:style style:name="T20" style:family="text">
      <style:text-properties style:text-position="super 58%" style:font-name="Liberation Serif1" officeooo:rsid="0028d9cd" style:font-name-asian="Liberation Serif1" style:font-name-complex="Liberation Serif1"/>
    </style:style>
    <style:style style:name="T21" style:family="text">
      <style:text-properties style:text-position="super 58%" style:font-name="Liberation Serif1" officeooo:rsid="002a5412" style:font-name-asian="Liberation Serif1" style:font-name-complex="Liberation Serif1"/>
    </style:style>
    <style:style style:name="T22" style:family="text">
      <style:text-properties style:text-position="0% 100%"/>
    </style:style>
    <style:style style:name="T23" style:family="text">
      <style:text-properties style:text-position="0% 100%" officeooo:rsid="0024497f"/>
    </style:style>
    <style:style style:name="T24" style:family="text">
      <style:text-properties style:text-position="0% 100%" officeooo:rsid="0026f5b6"/>
    </style:style>
    <style:style style:name="T25" style:family="text">
      <style:text-properties style:text-position="0% 100%" officeooo:rsid="0028d9cd"/>
    </style:style>
    <style:style style:name="T26" style:family="text">
      <style:text-properties style:text-position="0% 100%" style:font-name="Liberation Serif1" style:font-name-asian="Liberation Serif1" style:font-name-complex="Liberation Serif1"/>
    </style:style>
    <style:style style:name="T27" style:family="text">
      <style:text-properties style:text-position="0% 100%" style:font-name="Liberation Serif1" officeooo:rsid="0028d9cd" style:font-name-asian="Liberation Serif1" style:font-name-complex="Liberation Serif1"/>
    </style:style>
    <style:style style:name="T28" style:family="text">
      <style:text-properties style:text-position="0% 100%" style:font-name="Liberation Serif1" officeooo:rsid="002a5412" style:font-name-asian="Liberation Serif1" style:font-name-complex="Liberation Serif1"/>
    </style:style>
    <style:style style:name="T29" style:family="text">
      <style:text-properties style:text-position="0% 100%" style:font-name="Liberation Serif1" officeooo:rsid="002bcda6" style:font-name-asian="Liberation Serif1" style:font-name-complex="Liberation Serif1"/>
    </style:style>
    <style:style style:name="T30" style:family="text">
      <style:text-properties style:text-position="0% 100%" style:font-name="Liberation Serif1" officeooo:rsid="002e8b84" style:font-name-asian="Liberation Serif1" style:font-name-complex="Liberation Serif1"/>
    </style:style>
    <style:style style:name="T31" style:family="text">
      <style:text-properties officeooo:rsid="0025af00"/>
    </style:style>
    <style:style style:name="T32" style:family="text">
      <style:text-properties officeooo:rsid="00266b5b"/>
    </style:style>
    <style:style style:name="T33" style:family="text">
      <style:text-properties officeooo:rsid="0026f5b6"/>
    </style:style>
    <style:style style:name="T34" style:family="text">
      <style:text-properties style:font-name="Liberation Serif1" style:font-name-asian="Liberation Serif1" style:font-name-complex="Liberation Serif1"/>
    </style:style>
    <style:style style:name="T35" style:family="text">
      <style:text-properties style:font-name="Liberation Serif1" officeooo:rsid="0028d9cd" style:font-name-asian="Liberation Serif1" style:font-name-complex="Liberation Serif1"/>
    </style:style>
    <style:style style:name="T36" style:family="text">
      <style:text-properties style:font-name="Liberation Serif1" officeooo:rsid="002a5412" style:font-name-asian="Liberation Serif1" style:font-name-complex="Liberation Serif1"/>
    </style:style>
    <style:style style:name="T37" style:family="text">
      <style:text-properties style:font-name="Liberation Serif1" officeooo:rsid="002e8b84" style:font-name-asian="Liberation Serif1" style:font-name-complex="Liberation Serif1"/>
    </style:style>
    <style:style style:name="T38" style:family="text">
      <style:text-properties style:font-name="Liberation Serif1" officeooo:rsid="00307399" style:font-name-asian="Liberation Serif1" style:font-name-complex="Liberation Serif1"/>
    </style:style>
    <style:style style:name="T39" style:family="text">
      <style:text-properties officeooo:rsid="002bcda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g Kong</text:p>
      <text:p text:style-name="P1">Week 2 Homework</text:p>
      <text:p text:style-name="P1"/>
      <text:p text:style-name="P1">Question 5:</text:p>
      <text:p text:style-name="P1">a)</text:p>
      <text:p text:style-name="P1">1. Exercise 1.12.2, sections b, e</text:p>
      <text:p text:style-name="P1"/>
      <text:p text:style-name="P1"><text:span text:style-name="T2">Section b:</text:span></text:p>
      <text:p text:style-name="P1"/>
      <text:p text:style-name="P1"><text:tab/>p → (q ∧ r)<text:line-break/><text:tab/>¬q<text:line-break/><text:tab/>∴ ¬p </text:p>
      <text:p text:style-name="P1"/>
      <table:table table:name="Table1" table:style-name="Table1">
        <table:table-column table:style-name="Table1.A"/>
        <table:table-column table:style-name="Table1.B"/>
        <table:table-column table:style-name="Table1.C"/>
        <table:table-row table:style-name="TableLine2425351484352">
          <table:table-cell table:style-name="Table1.A1" office:value-type="string">
            <text:p text:style-name="P39">1</text:p>
          </table:table-cell>
          <table:table-cell table:style-name="Table1.A1" office:value-type="string">
            <text:p text:style-name="P2">p → (q ∧ r)</text:p>
          </table:table-cell>
          <table:table-cell table:style-name="Table1.A1" office:value-type="string">
            <text:p text:style-name="P39">Hypothesis</text:p>
          </table:table-cell>
        </table:table-row>
        <table:table-row table:style-name="TableLine2425351484352">
          <table:table-cell table:style-name="Table1.A1" office:value-type="string">
            <text:p text:style-name="P40">2</text:p>
          </table:table-cell>
          <table:table-cell table:style-name="Table1.A1" office:value-type="string">
            <text:p text:style-name="P44">p<text:span text:style-name="T1">→</text:span>q</text:p>
          </table:table-cell>
          <table:table-cell table:style-name="Table1.A1" office:value-type="string">
            <text:p text:style-name="P44">Simplification, 1</text:p>
          </table:table-cell>
        </table:table-row>
        <table:table-row table:style-name="TableLine2425351484352">
          <table:table-cell table:style-name="Table1.A1" office:value-type="string">
            <text:p text:style-name="P40">3</text:p>
          </table:table-cell>
          <table:table-cell table:style-name="Table1.A1" office:value-type="string">
            <text:p text:style-name="P40">-<text:span text:style-name="T4">q</text:span></text:p>
          </table:table-cell>
          <table:table-cell table:style-name="Table1.A1" office:value-type="string">
            <text:p text:style-name="P44">Hypothesis</text:p>
          </table:table-cell>
        </table:table-row>
        <table:table-row table:style-name="TableLine2425351484352">
          <table:table-cell table:style-name="Table1.A1" office:value-type="string">
            <text:p text:style-name="P44">4</text:p>
          </table:table-cell>
          <table:table-cell table:style-name="Table1.A1" office:value-type="string">
            <text:p text:style-name="P41">-<text:span text:style-name="T2">p</text:span></text:p>
          </table:table-cell>
          <table:table-cell table:style-name="Table1.A1" office:value-type="string">
            <text:p text:style-name="P44">Modus Tollens, 2, 3</text:p>
          </table:table-cell>
        </table:table-row>
      </table:table>
      <text:p text:style-name="P1"/>
      <text:p text:style-name="P1"/>
      <text:p text:style-name="P3">Section e:</text:p>
      <text:p text:style-name="P3"/>
      <text:p text:style-name="P3"><text:tab/>p ∨ q<text:line-break/><text:tab/>¬p ∨ r<text:line-break/><text:tab/>¬q<text:line-break/><text:tab/>∴ r </text:p>
      <text:p text:style-name="P3"/>
      <table:table table:name="Table2" table:style-name="Table2">
        <table:table-column table:style-name="Table2.A"/>
        <table:table-column table:style-name="Table2.B"/>
        <table:table-column table:style-name="Table2.C"/>
        <table:table-row table:style-name="TableLine2425351543104">
          <table:table-cell table:style-name="Table2.A1" office:value-type="string">
            <text:p text:style-name="P40">1</text:p>
          </table:table-cell>
          <table:table-cell table:style-name="Table2.A1" office:value-type="string">
            <text:p text:style-name="P4">p ∨ q</text:p>
          </table:table-cell>
          <table:table-cell table:style-name="Table2.A1" office:value-type="string">
            <text:p text:style-name="P40">Hypothesis</text:p>
          </table:table-cell>
        </table:table-row>
        <table:table-row table:style-name="TableLine2425351543104">
          <table:table-cell table:style-name="Table2.A1" office:value-type="string">
            <text:p text:style-name="P40">2</text:p>
          </table:table-cell>
          <table:table-cell table:style-name="Table2.A1" office:value-type="string">
            <text:p text:style-name="P4">¬p ∨ r</text:p>
          </table:table-cell>
          <table:table-cell table:style-name="Table2.A1" office:value-type="string">
            <text:p text:style-name="P40">Hypothesis</text:p>
          </table:table-cell>
        </table:table-row>
        <table:table-row table:style-name="TableLine2425351543104">
          <table:table-cell table:style-name="Table2.A1" office:value-type="string">
            <text:p text:style-name="P40">3</text:p>
          </table:table-cell>
          <table:table-cell table:style-name="Table2.A1" office:value-type="string">
            <text:p text:style-name="P41">q ∨ r </text:p>
          </table:table-cell>
          <table:table-cell table:style-name="Table2.A1" office:value-type="string">
            <text:p text:style-name="P40">Resolution, 1, 2</text:p>
          </table:table-cell>
        </table:table-row>
        <table:table-row table:style-name="TableLine2425351543104">
          <table:table-cell table:style-name="Table2.A1" office:value-type="string">
            <text:p text:style-name="P43">4</text:p>
          </table:table-cell>
          <table:table-cell table:style-name="Table2.A1" office:value-type="string">
            <text:p text:style-name="P41">-<text:span text:style-name="T3">q</text:span></text:p>
          </table:table-cell>
          <table:table-cell table:style-name="Table2.A1" office:value-type="string">
            <text:p text:style-name="P43">Hypothesis</text:p>
          </table:table-cell>
        </table:table-row>
        <table:table-row table:style-name="TableLine2425351543104">
          <table:table-cell table:style-name="Table2.A1" office:value-type="string">
            <text:p text:style-name="P43">5</text:p>
          </table:table-cell>
          <table:table-cell table:style-name="Table2.A1" office:value-type="string">
            <text:p text:style-name="P43">r</text:p>
          </table:table-cell>
          <table:table-cell table:style-name="Table2.A1" office:value-type="string">
            <text:p text:style-name="P43">Disjunctive syllogism, 3, 4</text:p>
          </table:table-cell>
        </table:table-row>
      </table:table>
      <text:p text:style-name="P3"/>
      <text:p text:style-name="P5"/>
      <text:p text:style-name="P5">2. Exercise 1.12.3, section c:</text:p>
      <text:p text:style-name="P6"><text:tab/></text:p>
      <text:p text:style-name="P6"><text:span text:style-name="T5">Section c:</text:span></text:p>
      <text:p text:style-name="P5"><text:tab/>p ∨ q<text:line-break/><text:tab/>¬p<text:line-break/><text:tab/>∴ q </text:p>
      <text:p text:style-name="P5"/>
      <text:p text:style-name="P6"/>
      <table:table table:name="Table3" table:style-name="Table3">
        <table:table-column table:style-name="Table3.A"/>
        <table:table-column table:style-name="Table3.B"/>
        <table:table-column table:style-name="Table3.C"/>
        <table:table-row table:style-name="TableLine2425351620352">
          <table:table-cell table:style-name="Table3.A1" office:value-type="string">
            <text:p text:style-name="P45">1</text:p>
          </table:table-cell>
          <table:table-cell table:style-name="Table3.A1" office:value-type="string">
            <text:p text:style-name="P7">p ∨ q</text:p>
          </table:table-cell>
          <table:table-cell table:style-name="Table3.A1" office:value-type="string">
            <text:p text:style-name="P45">Hypothesis</text:p>
          </table:table-cell>
        </table:table-row>
        <table:table-row table:style-name="TableLine2425351620352">
          <table:table-cell table:style-name="Table3.A1" office:value-type="string">
            <text:p text:style-name="P45">2</text:p>
          </table:table-cell>
          <table:table-cell table:style-name="Table3.A1" office:value-type="string">
            <text:p text:style-name="P9"><text:span text:style-name="T2">-</text:span><text:span text:style-name="T5">p</text:span><text:span text:style-name="T1">→</text:span>q </text:p>
          </table:table-cell>
          <table:table-cell table:style-name="Table3.A1" office:value-type="string">
            <text:p text:style-name="P45">Conditional Identity</text:p>
          </table:table-cell>
        </table:table-row>
        <table:table-row table:style-name="TableLine2425351620352">
          <table:table-cell table:style-name="Table3.A1" office:value-type="string">
            <text:p text:style-name="P45">3</text:p>
          </table:table-cell>
          <table:table-cell table:style-name="Table3.A1" office:value-type="string">
            <text:p text:style-name="P42">-<text:span text:style-name="T5">p</text:span></text:p>
          </table:table-cell>
          <table:table-cell table:style-name="Table3.A1" office:value-type="string">
            <text:p text:style-name="P45">Hypothesis</text:p>
          </table:table-cell>
        </table:table-row>
        <table:table-row table:style-name="TableLine2425351620352">
          <table:table-cell table:style-name="Table3.A1" office:value-type="string">
            <text:p text:style-name="P45">4</text:p>
          </table:table-cell>
          <table:table-cell table:style-name="Table3.A1" office:value-type="string">
            <text:p text:style-name="P45">q</text:p>
          </table:table-cell>
          <table:table-cell table:style-name="Table3.A1" office:value-type="string">
            <text:p text:style-name="P45">Modus tollens, 2, 3</text:p>
          </table:table-cell>
        </table:table-row>
      </table:table>
      <text:p text:style-name="P8"/>
      <text:p text:style-name="P8"/>
      <text:p text:style-name="P8"/>
      <text:p text:style-name="P8"/>
      <text:p text:style-name="P8"><text:soft-page-break/>3. Exercise 1.12.5, sections c, d</text:p>
      <text:p text:style-name="P8"/>
      <text:p text:style-name="P8"><text:span text:style-name="T5">Section c:</text:span></text:p>
      <text:p text:style-name="P8"><text:tab/>I will buy a new car and a new house only if I get a job.<text:line-break/><text:tab/>I am not going to get a job.<text:line-break/><text:tab/>∴ I will not buy a new car. </text:p>
      <text:p text:style-name="P8"/>
      <text:p text:style-name="P8"><text:tab/><text:span text:style-name="T5">c</text:span>: <text:span text:style-name="T5">I will buy a new car</text:span></text:p>
      <text:p text:style-name="P8"><text:tab/><text:span text:style-name="T5">j: I will get a job</text:span></text:p>
      <text:p text:style-name="P8"><text:tab/><text:span text:style-name="T5">h: I will get a new house</text:span><text:tab/></text:p>
      <text:p text:style-name="P8"/>
      <text:p text:style-name="P11"><text:tab/><text:tab/><text:span text:style-name="T6">(c </text:span><text:span text:style-name="T1">∧ </text:span><text:span text:style-name="T6">h) </text:span><text:span text:style-name="T1">→</text:span><text:span text:style-name="T6">j</text:span></text:p>
      <text:p text:style-name="P11"><text:tab/><text:tab/><text:span text:style-name="T2">¬</text:span><text:span text:style-name="T6">j</text:span></text:p>
      <text:p text:style-name="P11"><text:tab/><text:tab/>∴ <text:span text:style-name="T2">¬</text:span><text:span text:style-name="T6">c</text:span></text:p>
      <text:p text:style-name="P11"/>
      <text:p text:style-name="P12"><text:tab/><text:span text:style-name="T7">The argument is invalid. Both c and h if False can make hypothesis </text:span><text:span text:style-name="T2">¬</text:span><text:span text:style-name="T6">j </text:span><text:span text:style-name="T7">True. </text:span></text:p>
      <text:p text:style-name="P12"/>
      <text:p text:style-name="P12"/>
      <text:p text:style-name="P12"><text:span text:style-name="T7">Section d:</text:span></text:p>
      <text:p text:style-name="P12"><text:tab/>I will buy a new car and a new house only if I get a job.<text:line-break/><text:tab/>I am not going to get a job.<text:line-break/><text:tab/>I will buy a new house.<text:line-break/><text:tab/>∴ I will not buy a new car. </text:p>
      <text:p text:style-name="P12"/>
      <text:p text:style-name="P12"><text:tab/><text:span text:style-name="T5">c</text:span>: <text:span text:style-name="T5">I will buy a new car</text:span></text:p>
      <text:p text:style-name="P12"><text:tab/><text:span text:style-name="T5">j: I will get a job</text:span></text:p>
      <text:p text:style-name="P12"><text:tab/><text:span text:style-name="T5">h: I will get a new house</text:span><text:tab/></text:p>
      <text:p text:style-name="P12"/>
      <text:p text:style-name="P12"><text:tab/></text:p>
      <text:p text:style-name="P12"><text:tab/><text:tab/><text:span text:style-name="T6">(c </text:span><text:span text:style-name="T1">∧ </text:span><text:span text:style-name="T6">h) </text:span><text:span text:style-name="T1">→</text:span><text:span text:style-name="T6">j</text:span></text:p>
      <text:p text:style-name="P13"><text:tab/><text:tab/><text:span text:style-name="T2">¬</text:span><text:span text:style-name="T6">j</text:span></text:p>
      <text:p text:style-name="P13"><text:tab/><text:tab/><text:span text:style-name="T8">h</text:span></text:p>
      <text:p text:style-name="P13"><text:tab/><text:tab/>∴ <text:span text:style-name="T2">¬</text:span><text:span text:style-name="T6">c</text:span></text:p>
      <text:p text:style-name="P13"/>
      <text:p text:style-name="P13"><text:tab/><text:span text:style-name="T8">The argument is valid</text:span></text:p>
      <text:p text:style-name="P13"/>
      <text:p text:style-name="P13"><text:tab/></text:p>
      <table:table table:name="Table4" table:style-name="Table4">
        <table:table-column table:style-name="Table4.A"/>
        <table:table-column table:style-name="Table4.B"/>
        <table:table-column table:style-name="Table4.C"/>
        <table:table-row table:style-name="TableLine2425351545008">
          <table:table-cell table:style-name="Table4.A1" office:value-type="string">
            <text:p text:style-name="P46">1</text:p>
          </table:table-cell>
          <table:table-cell table:style-name="Table4.A1" office:value-type="string">
            <text:p text:style-name="P10"><text:span text:style-name="T6">(c </text:span><text:span text:style-name="T1">∧ </text:span><text:span text:style-name="T6">h) </text:span><text:span text:style-name="T1">→</text:span><text:span text:style-name="T6">j</text:span></text:p>
          </table:table-cell>
          <table:table-cell table:style-name="Table4.A1" office:value-type="string">
            <text:p text:style-name="P46">Hypothesis</text:p>
          </table:table-cell>
        </table:table-row>
        <table:table-row table:style-name="TableLine2425351545008">
          <table:table-cell table:style-name="Table4.A1" office:value-type="string">
            <text:p text:style-name="P46">2</text:p>
          </table:table-cell>
          <table:table-cell table:style-name="Table4.A1" office:value-type="string">
            <text:p text:style-name="P10"><text:span text:style-name="T2">¬</text:span><text:span text:style-name="T6">j</text:span></text:p>
          </table:table-cell>
          <table:table-cell table:style-name="Table4.A1" office:value-type="string">
            <text:p text:style-name="P46">Hypothesis</text:p>
          </table:table-cell>
        </table:table-row>
        <table:table-row table:style-name="TableLine2425351545008">
          <table:table-cell table:style-name="Table4.A1" office:value-type="string">
            <text:p text:style-name="P46">3</text:p>
          </table:table-cell>
          <table:table-cell table:style-name="Table4.A1" office:value-type="string">
            <text:p text:style-name="P10"><text:span text:style-name="T2">¬</text:span><text:span text:style-name="T9">(</text:span><text:span text:style-name="T6">c </text:span><text:span text:style-name="T1">∧ </text:span><text:span text:style-name="T6">h</text:span><text:span text:style-name="T9">)</text:span></text:p>
          </table:table-cell>
          <table:table-cell table:style-name="Table4.A1" office:value-type="string">
            <text:p text:style-name="P46">Modus Tollens, 1, 2</text:p>
          </table:table-cell>
        </table:table-row>
        <table:table-row table:style-name="TableLine2425351545008">
          <table:table-cell table:style-name="Table4.A1" office:value-type="string">
            <text:p text:style-name="P46">4</text:p>
          </table:table-cell>
          <table:table-cell table:style-name="Table4.A1" office:value-type="string">
            <text:p text:style-name="P10"><text:span text:style-name="T2">¬</text:span><text:span text:style-name="T9">c </text:span>∨ <text:span text:style-name="T2">¬</text:span><text:span text:style-name="T9">h</text:span></text:p>
          </table:table-cell>
          <table:table-cell table:style-name="Table4.A1" office:value-type="string">
            <text:p text:style-name="P46">DeMorgan’s Law</text:p>
          </table:table-cell>
        </table:table-row>
        <table:table-row table:style-name="TableLine2425351545008">
          <table:table-cell table:style-name="Table4.A1" office:value-type="string">
            <text:p text:style-name="P46">5</text:p>
          </table:table-cell>
          <table:table-cell table:style-name="Table4.A1" office:value-type="string">
            <text:p text:style-name="P46">h</text:p>
          </table:table-cell>
          <table:table-cell table:style-name="Table4.A1" office:value-type="string">
            <text:p text:style-name="P46">Hypothesis</text:p>
          </table:table-cell>
        </table:table-row>
        <table:table-row table:style-name="TableLine2425351545008">
          <table:table-cell table:style-name="Table4.A1" office:value-type="string">
            <text:p text:style-name="P46">6</text:p>
          </table:table-cell>
          <table:table-cell table:style-name="Table4.A1" office:value-type="string">
            <text:p text:style-name="P10"><text:span text:style-name="T2">¬</text:span><text:span text:style-name="T6">c</text:span></text:p>
          </table:table-cell>
          <table:table-cell table:style-name="Table4.A1" office:value-type="string">
            <text:p text:style-name="P46">Disjunctive syllogism, 4, 5</text:p>
          </table:table-cell>
        </table:table-row>
      </table:table>
      <text:p text:style-name="P13"/>
      <text:p text:style-name="P13"/>
      <text:p text:style-name="P13"/>
      <text:p text:style-name="P13"/>
      <text:p text:style-name="P13"/>
      <text:p text:style-name="P13"/>
      <text:p text:style-name="P14"><text:soft-page-break/>b)</text:p>
      <text:p text:style-name="P14">1. Exercise 1.13.3, section b</text:p>
      <text:p text:style-name="P14"/>
      <text:p text:style-name="P14"><text:tab/>∃x (P(x) ∨ Q(x))<text:line-break/><text:tab/>∃x ¬Q(x)<text:line-break/><text:tab/>∴ ∃x P(x) </text:p>
      <text:p text:style-name="P14"><text:tab/></text:p>
      <table:table table:name="Table5" table:style-name="Table5">
        <table:table-column table:style-name="Table5.A"/>
        <table:table-column table:style-name="Table5.B"/>
        <table:table-column table:style-name="Table5.C"/>
        <table:table-row table:style-name="TableLine2425244904368">
          <table:table-cell table:style-name="Table5.A1" office:value-type="string">
            <text:p text:style-name="P47"/>
          </table:table-cell>
          <table:table-cell table:style-name="Table5.B1" office:value-type="string">
            <text:p text:style-name="Table_20_Contents">P</text:p>
          </table:table-cell>
          <table:table-cell table:style-name="Table5.B1" office:value-type="string">
            <text:p text:style-name="Table_20_Contents">Q</text:p>
          </table:table-cell>
        </table:table-row>
        <table:table-row table:style-name="TableLine2425244904368">
          <table:table-cell table:style-name="Table5.A2" office:value-type="string">
            <text:p text:style-name="Table_20_Contents">a</text:p>
          </table:table-cell>
          <table:table-cell table:style-name="Table5.B2" office:value-type="string">
            <text:p text:style-name="P48">F</text:p>
          </table:table-cell>
          <table:table-cell table:style-name="Table5.C2" office:value-type="string">
            <text:p text:style-name="P48">T</text:p>
          </table:table-cell>
        </table:table-row>
        <table:table-row table:style-name="TableLine2425244904368">
          <table:table-cell table:style-name="Table5.A3" office:value-type="string">
            <text:p text:style-name="Table_20_Contents">b</text:p>
          </table:table-cell>
          <table:table-cell table:style-name="Table5.B3" office:value-type="string">
            <text:p text:style-name="P48">F</text:p>
          </table:table-cell>
          <table:table-cell table:style-name="Table5.C3" office:value-type="string">
            <text:p text:style-name="P48">F</text:p>
          </table:table-cell>
        </table:table-row>
      </table:table>
      <text:p text:style-name="P15"><text:tab/>∃x (P(x) ∨ Q(x)) <text:span text:style-name="T10">is true because there exists Q(a) which causes the hypothesis to be true. <text:s/></text:span></text:p>
      <text:p text:style-name="P15">∃x ¬Q(x) <text:span text:style-name="T10">is true because </text:span>¬Q(<text:span text:style-name="T10">b</text:span>) <text:span text:style-name="T10">is true. But the conclusion is False because both P(a) and P(b) are false.</text:span></text:p>
      <text:p text:style-name="P15"/>
      <text:p text:style-name="P15"/>
      <text:p text:style-name="P17">2. Exercise 1.13.5, sections d, e</text:p>
      <text:p text:style-name="P17"><text:tab/></text:p>
      <text:p text:style-name="P17">Section d:</text:p>
      <text:p text:style-name="P18"><text:span text:style-name="T10"><text:tab/></text:span>Every student who missed class got a detention.<text:line-break/><text:tab/>Penelope is a student in the class.<text:line-break/><text:tab/>Penelope did not miss class.</text:p>
      <text:p text:style-name="P18"><text:tab/>_______________________________________<text:line-break/><text:tab/>Penelope did not get a detention</text:p>
      <text:p text:style-name="P17"><text:s/></text:p>
      <text:p text:style-name="P17"/>
      <text:p text:style-name="P16"><text:span text:style-name="T10"><text:tab/></text:span>M(x): x missed class </text:p>
      <text:p text:style-name="P16"><text:tab/>D(x): x got a detention. </text:p>
      <text:p text:style-name="P16"/>
      <text:p text:style-name="P19"><text:tab/>∀x <text:span text:style-name="T11">(</text:span>M(x) → D(x)<text:span text:style-name="T11">)</text:span></text:p>
      <text:p text:style-name="P19"><text:tab/><text:span text:style-name="T12">Penelope, a student in the class</text:span></text:p>
      <text:p text:style-name="P19"><text:tab/><text:span text:style-name="T9">¬</text:span><text:span text:style-name="T11">M(Penelope)</text:span></text:p>
      <text:p text:style-name="P19"><text:tab/>________________<text:tab/></text:p>
      <text:p text:style-name="P19"><text:tab/><text:span text:style-name="T9">¬</text:span>D(<text:span text:style-name="T11">Penelope</text:span>)</text:p>
      <text:p text:style-name="P16"/>
      <text:p text:style-name="P16"><text:tab/><text:span text:style-name="T13">Invalid, because Penelope could not miss class and still get detention and it would cause the conditional hypothesis to be true. This causes the hypotheses to be true and the conclusion false.</text:span></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span text:style-name="T13">Section e:</text:span></text:p>
      <text:p text:style-name="P19"><text:tab/>Every student who missed class or got a detention did not get an A.<text:line-break/><text:tab/>Penelope is a student in the class.<text:line-break/><text:tab/>Penelope got an A.</text:p>
      <text:p text:style-name="P19"><text:tab/>_______________________________________________________<text:line-break/><text:tab/>Penelope did not get a detention. </text:p>
      <text:p text:style-name="P19"/>
      <text:p text:style-name="P19"/>
      <text:p text:style-name="P19"><text:tab/>M(x): x missed class </text:p>
      <text:list xml:id="list773150547" text:style-name="L1">
        <text:list-header>
          <text:p text:style-name="P53">A(x): x received an A. </text:p>
          <text:p text:style-name="P51">D(x): x got a detention. </text:p>
        </text:list-header>
      </text:list>
      <text:p text:style-name="P19"/>
      <text:p text:style-name="P19"><text:tab/>∀x <text:span text:style-name="T13">[(M(x) </text:span><text:span text:style-name="T9">∨ </text:span><text:span text:style-name="T13">D(x)) → </text:span>¬ A(x)<text:span text:style-name="T13">]</text:span></text:p>
      <text:p text:style-name="P19"><text:tab/><text:span text:style-name="T13">Penelope, a student in the class</text:span></text:p>
      <text:p text:style-name="P19"><text:tab/><text:span text:style-name="T13">A(Penelope)</text:span></text:p>
      <text:p text:style-name="P19"><text:tab/>_________________________</text:p>
      <text:p text:style-name="P19"><text:tab/>¬<text:span text:style-name="T13">D(Penelope)</text:span></text:p>
      <text:p text:style-name="P19"><text:tab/></text:p>
      <table:table table:name="Table6" table:style-name="Table6">
        <table:table-column table:style-name="Table6.A"/>
        <table:table-column table:style-name="Table6.B"/>
        <table:table-column table:style-name="Table6.C"/>
        <table:table-row table:style-name="TableLine2425481702432">
          <table:table-cell table:style-name="Table6.A1" office:value-type="string">
            <text:p text:style-name="P49">1</text:p>
          </table:table-cell>
          <table:table-cell table:style-name="Table6.A1" office:value-type="string">
            <text:p text:style-name="P19">∀x <text:span text:style-name="T13">[(M(x) </text:span><text:span text:style-name="T9">∨ </text:span><text:span text:style-name="T13">D(x)) → </text:span>¬ A(x)<text:span text:style-name="T13">]</text:span></text:p>
          </table:table-cell>
          <table:table-cell table:style-name="Table6.A1" office:value-type="string">
            <text:p text:style-name="P49">Hypothesis</text:p>
          </table:table-cell>
        </table:table-row>
        <table:table-row table:style-name="TableLine2425481702432">
          <table:table-cell table:style-name="Table6.A1" office:value-type="string">
            <text:p text:style-name="P49">2</text:p>
          </table:table-cell>
          <table:table-cell table:style-name="Table6.A1" office:value-type="string">
            <text:p text:style-name="P19">∀x <text:span text:style-name="T13">[</text:span><text:span text:style-name="T9">¬</text:span><text:span text:style-name="T13">(M(x) </text:span><text:span text:style-name="T9">∨ </text:span><text:span text:style-name="T13">D(x)) </text:span><text:span text:style-name="T9">∨¬ A(x)</text:span><text:span text:style-name="T13">]</text:span></text:p>
          </table:table-cell>
          <table:table-cell table:style-name="Table6.A1" office:value-type="string">
            <text:p text:style-name="P49">Conditional Identity</text:p>
          </table:table-cell>
        </table:table-row>
        <table:table-row table:style-name="TableLine2425481702432">
          <table:table-cell table:style-name="Table6.A1" office:value-type="string">
            <text:p text:style-name="P49">3</text:p>
          </table:table-cell>
          <table:table-cell table:style-name="Table6.A1" office:value-type="string">
            <text:p text:style-name="P20">∀x<text:span text:style-name="T13">[</text:span><text:span text:style-name="T9">¬</text:span><text:span text:style-name="T13">M(x) </text:span>∧ <text:span text:style-name="T9"><text:s/>¬</text:span><text:span text:style-name="T13">D(x) </text:span><text:span text:style-name="T9">∨¬ A(x)</text:span><text:span text:style-name="T13">]</text:span></text:p>
          </table:table-cell>
          <table:table-cell table:style-name="Table6.A1" office:value-type="string">
            <text:p text:style-name="P49">DeMorgan’s Law</text:p>
          </table:table-cell>
        </table:table-row>
        <table:table-row table:style-name="TableLine2425481702432">
          <table:table-cell table:style-name="Table6.A1" office:value-type="string">
            <text:p text:style-name="P49">4</text:p>
          </table:table-cell>
          <table:table-cell table:style-name="Table6.A1" office:value-type="string">
            <text:p text:style-name="P19"><text:span text:style-name="T13">Penelope, a student in the class</text:span></text:p>
          </table:table-cell>
          <table:table-cell table:style-name="Table6.A1" office:value-type="string">
            <text:p text:style-name="P49">Element definition</text:p>
          </table:table-cell>
        </table:table-row>
        <table:table-row table:style-name="TableLine2425481702432">
          <table:table-cell table:style-name="Table6.A1" office:value-type="string">
            <text:p text:style-name="P49">5</text:p>
          </table:table-cell>
          <table:table-cell table:style-name="Table6.A1" office:value-type="string">
            <text:p text:style-name="P20"><text:span text:style-name="T9">¬</text:span><text:span text:style-name="T13">M(Penelope) </text:span>∧<text:span text:style-name="T9"> ¬</text:span><text:span text:style-name="T13">D(Penelope) </text:span><text:span text:style-name="T9">∨¬ A(</text:span><text:span text:style-name="T13">Penelope</text:span><text:span text:style-name="T9">)</text:span></text:p>
          </table:table-cell>
          <table:table-cell table:style-name="Table6.A1" office:value-type="string">
            <text:p text:style-name="P49">Universal Instantiation, 3, 4</text:p>
          </table:table-cell>
        </table:table-row>
        <table:table-row table:style-name="TableLine2425481702432">
          <table:table-cell table:style-name="Table6.A1" office:value-type="string">
            <text:p text:style-name="P49">6</text:p>
          </table:table-cell>
          <table:table-cell table:style-name="Table6.A1" office:value-type="string">
            <text:p text:style-name="P19"><text:span text:style-name="T13">A(Penelope)</text:span></text:p>
          </table:table-cell>
          <table:table-cell table:style-name="Table6.A1" office:value-type="string">
            <text:p text:style-name="P49">Hypothesis</text:p>
          </table:table-cell>
        </table:table-row>
        <table:table-row table:style-name="TableLine2425481702432">
          <table:table-cell table:style-name="Table6.A1" office:value-type="string">
            <text:p text:style-name="P49">7</text:p>
          </table:table-cell>
          <table:table-cell table:style-name="Table6.A1" office:value-type="string">
            <text:p text:style-name="P20"><text:span text:style-name="T9">¬</text:span><text:span text:style-name="T13">M(Penelope) </text:span>∧<text:span text:style-name="T9"> ¬</text:span><text:span text:style-name="T13">D(Penelope) </text:span><text:span text:style-name="T9">∨ </text:span><text:span text:style-name="T14">True</text:span></text:p>
          </table:table-cell>
          <table:table-cell table:style-name="Table6.A1" office:value-type="string">
            <text:p text:style-name="P50">Complement Law</text:p>
          </table:table-cell>
        </table:table-row>
        <table:table-row table:style-name="TableLine2425481702432">
          <table:table-cell table:style-name="Table6.A1" office:value-type="string">
            <text:p text:style-name="P50">8</text:p>
          </table:table-cell>
          <table:table-cell table:style-name="Table6.A1" office:value-type="string">
            <text:p text:style-name="P20"><text:span text:style-name="T9">¬</text:span><text:span text:style-name="T13">D(Penelope) </text:span><text:span text:style-name="T9">∨ </text:span><text:span text:style-name="T14">True</text:span></text:p>
          </table:table-cell>
          <table:table-cell table:style-name="Table6.A1" office:value-type="string">
            <text:p text:style-name="P50">Simplification</text:p>
          </table:table-cell>
        </table:table-row>
        <table:table-row table:style-name="Table6.9">
          <table:table-cell table:style-name="Table6.A1" office:value-type="string">
            <text:p text:style-name="P50">9</text:p>
          </table:table-cell>
          <table:table-cell table:style-name="Table6.A1" office:value-type="string">
            <text:p text:style-name="P20"><text:span text:style-name="T9">¬</text:span><text:span text:style-name="T13">D(Penelope)</text:span></text:p>
          </table:table-cell>
          <table:table-cell table:style-name="Table6.A1" office:value-type="string">
            <text:p text:style-name="P50">Identity Law</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1">Question 6:</text:p>
      <text:p text:style-name="P21"/>
      <text:p text:style-name="P21">Exercise 2.2.1, sections d, c</text:p>
      <text:p text:style-name="P21"/>
      <text:p text:style-name="P21">Section d:</text:p>
      <text:p text:style-name="P20"><text:span text:style-name="T14"><text:tab/></text:span>The product of two odd integers is an odd integer. </text:p>
      <text:p text:style-name="P20"/>
      <text:p text:style-name="P19"><text:tab/><text:span text:style-name="T17">Let x, y be odd integers.</text:span></text:p>
      <text:p text:style-name="P19"><text:tab/><text:span text:style-name="T17">Assume k is an integer.</text:span></text:p>
      <text:p text:style-name="P19"><text:tab/><text:span text:style-name="T17">Assume x = (2k + 1)</text:span></text:p>
      <text:p text:style-name="P19"><text:tab/><text:span text:style-name="T17">Assume y = (2k + 3)</text:span></text:p>
      <text:p text:style-name="P19"/>
      <text:p text:style-name="P19"><text:tab/><text:span text:style-name="T17">(2k + 1)(2k+3) = 4k</text:span><text:span text:style-name="T18">2</text:span><text:span text:style-name="T23">+ 8k+3</text:span></text:p>
      <text:p text:style-name="P19"><text:span text:style-name="T23"><text:tab/>2(2k</text:span><text:span text:style-name="T18">2</text:span><text:span text:style-name="T23"> + 4k) + 3 </text:span></text:p>
      <text:p text:style-name="P22"><text:tab/><text:span text:style-name="T17">Since k is an integer, (2k</text:span><text:span text:style-name="T18">2</text:span><text:span text:style-name="T23"> + 4k) is also an integer. </text:span></text:p>
      <text:p text:style-name="P22"><text:span text:style-name="T23"><text:tab/>Let c = <text:s/>2k</text:span><text:span text:style-name="T18">2</text:span><text:span text:style-name="T23"> + 4k, then 2(c) + 3 is odd.</text:span></text:p>
      <text:p text:style-name="P19"><text:span text:style-name="T23"><text:tab/>Therefore the product of two odd integers is an odd integer.</text:span></text:p>
      <text:p text:style-name="P19"><text:span text:style-name="T23"/></text:p>
      <text:p text:style-name="P19"><text:span text:style-name="T23"/></text:p>
      <text:p text:style-name="P19"><text:span text:style-name="T23"/></text:p>
      <text:p text:style-name="P21">Section c: </text:p>
      <text:p text:style-name="P20"><text:span text:style-name="T14"><text:tab/></text:span>If x is a real number and x ≤ 3, then 12 - 7x + x<text:span text:style-name="T15">2</text:span> ≥ 0. </text:p>
      <text:p text:style-name="P20"/>
      <text:p text:style-name="P23"><text:tab/><text:span text:style-name="T31">Assume x ≤ 3, then x – 3 ≤ 0.</text:span></text:p>
      <text:p text:style-name="P22"><text:tab/>12 - 7x + x<text:span text:style-name="T15">2</text:span> ≥ 0</text:p>
      <text:p text:style-name="P22"><text:tab/><text:span text:style-name="T17">(x – 4)(x – 3) ≥ 0</text:span></text:p>
      <text:p text:style-name="P24"><text:tab/><text:span text:style-name="T32">Since we know (x – 3) </text:span><text:span text:style-name="T31">≤ </text:span><text:span text:style-name="T32">0. and (x - 4) is always negative when </text:span><text:span text:style-name="T31">x ≤ 3. </text:span></text:p>
      <text:p text:style-name="P37"><text:span text:style-name="T32"><text:tab/></text:span><text:span text:style-name="T39">Therefore if x is a real number and x ≤ 3, then 12 - 7x + x</text:span><text:span text:style-name="T16">2</text:span><text:span text:style-name="T39"> ≥ 0</text:span><text:span text:style-name="T32">.</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Question 7:</text:p>
      <text:p text:style-name="P25"><text:tab/> Exercise 2.3.1, sections d, f, g, l</text:p>
      <text:p text:style-name="P25"/>
      <text:p text:style-name="P25">Section d:</text:p>
      <text:p text:style-name="P26"><text:span text:style-name="T33"><text:tab/></text:span>For every integer <text:bookmark text:name="MathJax-Element-81-Frame"/><text:span text:style-name="T33">n</text:span>, if <text:bookmark text:name="MathJax-Element-82-Frame"/><text:span text:style-name="T33">n</text:span><text:span text:style-name="T19">2 </text:span><text:span text:style-name="T24">- 2n + 7</text:span> is even, then <text:span text:style-name="T33">n</text:span> <text:bookmark text:name="MathJax-Element-83-Frame"/>is odd.</text:p>
      <text:p text:style-name="P26"/>
      <text:p text:style-name="P26"><text:tab/><text:span text:style-name="T33">Proof by contrapositive. We assume n is even and show that </text:span><text:bookmark text:name="MathJax-Element-82-Frame1"/><text:span text:style-name="T33">n</text:span><text:span text:style-name="T19">2 </text:span><text:span text:style-name="T24">- 2n + 7 is odd. </text:span></text:p>
      <text:p text:style-name="P26"><text:span text:style-name="T24"><text:tab/>If n is an even integer, then n = 2k for some integer k. Plugging it into the expression gives us:</text:span></text:p>
      <text:p text:style-name="P26"><text:span text:style-name="T24"><text:tab/>(2k)</text:span><text:span text:style-name="T19">2</text:span><text:span text:style-name="T24"> – 2(2k) + 7</text:span></text:p>
      <text:p text:style-name="P26"><text:span text:style-name="T24"><text:tab/>4k</text:span><text:span text:style-name="T19">2</text:span><text:span text:style-name="T24">-4k + 7</text:span></text:p>
      <text:p text:style-name="P26"><text:span text:style-name="T24"><text:tab/>2(k</text:span><text:span text:style-name="T19">2</text:span><text:span text:style-name="T24">-2k) + 7</text:span></text:p>
      <text:p text:style-name="P26"><text:span text:style-name="T24"><text:tab/>Since k is an integer, k</text:span><text:span text:style-name="T19">2</text:span><text:span text:style-name="T24">-2k</text:span><text:span text:style-name="T19"> </text:span><text:span text:style-name="T24">is also an integer. Can show that c = k</text:span><text:span text:style-name="T19">2</text:span><text:span text:style-name="T24">-2k.</text:span></text:p>
      <text:p text:style-name="P26"><text:span text:style-name="T24"><text:tab/>So 2(c) + 7. </text:span></text:p>
      <text:p text:style-name="P26"><text:span text:style-name="T24"><text:tab/>2 times an integer is even. An even integer plus an odd integer is odd.</text:span></text:p>
      <text:p text:style-name="P26"><text:span text:style-name="T24"><text:tab/>Therefore <text:s/>n</text:span><text:span text:style-name="T19">2 </text:span><text:span text:style-name="T24">- 2n + 7 is odd.</text:span></text:p>
      <text:p text:style-name="P26"><text:span text:style-name="T24"/></text:p>
      <text:p text:style-name="P25"><text:span text:style-name="T24"/></text:p>
      <text:p text:style-name="P25"><text:span text:style-name="T22">Section f:</text:span></text:p>
      <text:p text:style-name="P26"><text:span text:style-name="T24"><text:tab/></text:span><text:span text:style-name="T22">For every non-zero real number </text:span><text:bookmark text:name="MathJax-Element-87-Frame"/><text:span text:style-name="T24">x</text:span><text:span text:style-name="T22">, if </text:span><text:bookmark text:name="MathJax-Element-88-Frame"/><text:span text:style-name="T24">x</text:span><text:span text:style-name="T22"> is irrational, then </text:span><text:span text:style-name="T24">1/x</text:span><text:span text:style-name="T22"> </text:span><text:bookmark text:name="MathJax-Element-89-Frame"/><text:span text:style-name="T22">is also irrational. </text:span></text:p>
      <text:p text:style-name="P26"><text:span text:style-name="T24"/></text:p>
      <text:p text:style-name="P26"><text:span text:style-name="T24"><text:tab/></text:span><text:span text:style-name="T25">Proof by contrapositive. We assume 1/x is rational and prove that x is rational. </text:span></text:p>
      <text:p text:style-name="P26"><text:span text:style-name="T25"><text:tab/>If 1/x is rational that means x is a rational number. </text:span></text:p>
      <text:p text:style-name="P27"><text:span text:style-name="T25"><text:tab/>By definition of a rational number x = a/b where a and b are integers and b </text:span><text:span text:style-name="T27">≠ 0. And if x is a non -zero number then a is also ≠ 0.</text:span></text:p>
      <text:p text:style-name="P26"><text:span text:style-name="T27"><text:tab/>Then 1/x = 1/(a/b), which becomes 1/x = b/a, which is a rational number.</text:span></text:p>
      <text:p text:style-name="P26"><text:span text:style-name="T27"><text:tab/>Therefore x is a rational number.</text:span></text:p>
      <text:p text:style-name="P26"><text:span text:style-name="T27"/></text:p>
      <text:p text:style-name="P26"><text:span text:style-name="T27"/></text:p>
      <text:p text:style-name="P28"><text:span text:style-name="T26">Section g:</text:span></text:p>
      <text:p text:style-name="P26"><text:span text:style-name="T27"><text:tab/>For every pair of real numbers x and y, if x</text:span><text:span text:style-name="T20">3</text:span><text:span text:style-name="T27">+xy</text:span><text:span text:style-name="T20">2</text:span><text:span text:style-name="T27"> ≤ x</text:span><text:span text:style-name="T20">2</text:span><text:span text:style-name="T27">y + y</text:span><text:span text:style-name="T20">3</text:span><text:span text:style-name="T27">, then x ≤ </text:span><text:span text:style-name="T28">y.</text:span></text:p>
      <text:p text:style-name="P26"><text:span text:style-name="T28"/></text:p>
      <text:p text:style-name="P29"><text:span text:style-name="T28"><text:tab/>Proof by contrapositive. We assume x &gt; y and show that </text:span><text:span text:style-name="T27">x</text:span><text:span text:style-name="T20">3</text:span><text:span text:style-name="T27">+xy</text:span><text:span text:style-name="T20">2 </text:span><text:span text:style-name="T27">&gt; <text:s/>x</text:span><text:span text:style-name="T20">2</text:span><text:span text:style-name="T27">y + y</text:span><text:span text:style-name="T20">3.</text:span></text:p>
      <text:p text:style-name="P29"><text:span text:style-name="T20"><text:tab/></text:span><text:span text:style-name="T28">Since</text:span><text:span text:style-name="T20"> </text:span><text:span text:style-name="T27">x</text:span><text:span text:style-name="T20">3</text:span><text:span text:style-name="T27">+xy</text:span><text:span text:style-name="T20">2 </text:span><text:span text:style-name="T27">&gt; <text:s/>x</text:span><text:span text:style-name="T20">2</text:span><text:span text:style-name="T27">y + y</text:span><text:span text:style-name="T20">3 </text:span><text:span text:style-name="T28">can be expressed as: x(x</text:span><text:span text:style-name="T21">2</text:span><text:span text:style-name="T28">+y</text:span><text:span text:style-name="T21">2</text:span><text:span text:style-name="T28">) &gt; y(x</text:span><text:span text:style-name="T21">2</text:span><text:span text:style-name="T28">+y</text:span><text:span text:style-name="T21">2</text:span><text:span text:style-name="T28">)</text:span></text:p>
      <text:p text:style-name="P29"><text:span text:style-name="T28"><text:tab/>We remove (x</text:span><text:span text:style-name="T21">2</text:span><text:span text:style-name="T28">+y</text:span><text:span text:style-name="T21">2</text:span><text:span text:style-name="T28">) from both sides, and are left with x &gt; y.</text:span></text:p>
      <text:p text:style-name="P29"><text:span text:style-name="T28"><text:tab/>Therefore </text:span><text:span text:style-name="T27">x</text:span><text:span text:style-name="T20">3</text:span><text:span text:style-name="T27">+xy</text:span><text:span text:style-name="T20">2 </text:span><text:span text:style-name="T27">&gt; <text:s/>x</text:span><text:span text:style-name="T20">2</text:span><text:span text:style-name="T27">y + y</text:span><text:span text:style-name="T20">3</text:span></text:p>
      <text:p text:style-name="P29"><text:span text:style-name="T20"/></text:p>
      <text:p text:style-name="P29"><text:span text:style-name="T20"/></text:p>
      <text:p text:style-name="P29"><text:span text:style-name="T20"/></text:p>
      <text:p text:style-name="P31"><text:span text:style-name="T35">S</text:span><text:span text:style-name="T34">ection l:</text:span></text:p>
      <text:p text:style-name="P29"><text:span text:style-name="T28"><text:tab/></text:span><text:span text:style-name="T34">For every pair of real numbers </text:span><text:span text:style-name="T36">x and y, if x + y &gt; 20, then x &gt; 10 or y &gt; 10.</text:span></text:p>
      <text:p text:style-name="P29"><text:span text:style-name="T36"><text:tab/></text:span></text:p>
      <text:p text:style-name="P29"><text:span text:style-name="T36"><text:tab/>Proof by contrapositive. We assume x </text:span><text:span text:style-name="T27">≤</text:span><text:span text:style-name="T36"> 10 and y </text:span><text:span text:style-name="T27">≤</text:span><text:span text:style-name="T36"> 10 and prove that x + y </text:span><text:span text:style-name="T27">≤ </text:span><text:span text:style-name="T28">20</text:span></text:p>
      <text:p text:style-name="P29"><text:span text:style-name="T28"><text:tab/>Since x </text:span><text:span text:style-name="T27">≤</text:span><text:span text:style-name="T28"> 10 and y </text:span><text:span text:style-name="T27">≤</text:span><text:span text:style-name="T28"> 10, the maximum value of x + y is 20.</text:span></text:p>
      <text:p text:style-name="P30"><text:span text:style-name="T26"><text:tab/>Therefore x + y </text:span><text:span text:style-name="T27">≤ </text:span><text:span text:style-name="T26">20.</text:span></text:p>
      <text:p text:style-name="P29"><text:span text:style-name="T28"/></text:p>
      <text:p text:style-name="P31"><text:span text:style-name="T34"/></text:p>
      <text:p text:style-name="P31"><text:span text:style-name="T34"/></text:p>
      <text:p text:style-name="P31"><text:span text:style-name="T34"/></text:p>
      <text:p text:style-name="P31"><text:span text:style-name="T34"/></text:p>
      <text:p text:style-name="P31"><text:soft-page-break/><text:span text:style-name="T34">Question 8:</text:span></text:p>
      <text:p text:style-name="P31"><text:span text:style-name="T34">Exercise 2.4.1, sections c, e</text:span></text:p>
      <text:p text:style-name="P31"><text:span text:style-name="T34"><text:tab/></text:span></text:p>
      <text:p text:style-name="P32"><text:span text:style-name="T34">Section c:</text:span></text:p>
      <text:p text:style-name="P37"><text:span text:style-name="T29"><text:tab/></text:span><text:span text:style-name="T34">The average of three real numbers is greater than or equal to at least one of the numbers. </text:span></text:p>
      <text:p text:style-name="P32"><text:span text:style-name="T34"/></text:p>
      <text:p text:style-name="P33"><text:span text:style-name="T34"><text:tab/>Proof by contradiction. Assume that the average of three real numbers is less each of the three numbers.</text:span></text:p>
      <text:p text:style-name="P32"><text:span text:style-name="T34"><text:tab/></text:span><text:span text:style-name="T37">Let a be the average, and x, y, z be real numbers.</text:span></text:p>
      <text:p text:style-name="P32"><text:span text:style-name="T37"><text:tab/>By definition</text:span></text:p>
      <text:p text:style-name="P32"><text:span text:style-name="T37"><text:tab/><text:tab/>a = (x + y + z) / 3</text:span></text:p>
      <text:p text:style-name="P32"><text:span text:style-name="T34"><text:tab/><text:tab/></text:span></text:p>
      <text:p text:style-name="P33"><text:span text:style-name="T34"><text:tab/></text:span><text:span text:style-name="T37">If we a</text:span><text:span text:style-name="T34">ssume that the average of three real numbers is less each of the three numbers. </text:span><text:span text:style-name="T37">That means:</text:span></text:p>
      <text:p text:style-name="P33"><text:span text:style-name="T37"><text:tab/><text:tab/>x &lt; a</text:span></text:p>
      <text:p text:style-name="P33"><text:span text:style-name="T37"><text:tab/><text:tab/>y &lt; a</text:span></text:p>
      <text:p text:style-name="P33"><text:span text:style-name="T37"><text:tab/><text:tab/>z &lt; a</text:span></text:p>
      <text:p text:style-name="P33"><text:span text:style-name="T37"><text:tab/>Summing up the equations gets us:</text:span></text:p>
      <text:p text:style-name="P33"><text:span text:style-name="T37"><text:tab/><text:tab/>x + y + z &lt; 3a</text:span></text:p>
      <text:p text:style-name="P33"><text:span text:style-name="T37"><text:tab/>Replacing ‘a’ with the definition of the average gets us:</text:span></text:p>
      <text:p text:style-name="P33"><text:span text:style-name="T37"><text:tab/><text:tab/> x + y + z &lt; 3 (x + y + z) / 3</text:span></text:p>
      <text:p text:style-name="P33"><text:span text:style-name="T37"><text:tab/>Which causes a contradiction:</text:span></text:p>
      <text:p text:style-name="P33"><text:span text:style-name="T37"><text:tab/><text:tab/> x + y + z &lt; <text:s/>x + y + z</text:span></text:p>
      <text:p text:style-name="P32"/>
      <text:p text:style-name="P33"><text:span text:style-name="T37"><text:tab/>Therefore the average of three real numbers is greater than or equal to at least one of the numbers.</text:span></text:p>
      <text:p text:style-name="P33"><text:span text:style-name="T37"/></text:p>
      <text:p text:style-name="P33"><text:span text:style-name="T37"/></text:p>
      <text:p text:style-name="P33"><text:span text:style-name="T37"/></text:p>
      <text:p text:style-name="P33"><text:span text:style-name="T37"/></text:p>
      <text:p text:style-name="P34"><text:span text:style-name="T34">Section e:</text:span></text:p>
      <text:p text:style-name="P38"><text:span text:style-name="T30"><text:tab/></text:span><text:span text:style-name="T34">There is no smallest integer. </text:span></text:p>
      <text:p text:style-name="P34"><text:span text:style-name="T34"/></text:p>
      <text:p text:style-name="P34"><text:span text:style-name="T34"/></text:p>
      <text:p text:style-name="P34"><text:span text:style-name="T34"><text:tab/></text:span><text:span text:style-name="T38">Proof by contradiction. Assume there is a smallest integer.</text:span></text:p>
      <text:p text:style-name="P34"><text:span text:style-name="T38"><text:tab/>Let r be the smallest integer. Let r which is an integer exists than there exists r -1</text:span></text:p>
      <text:p text:style-name="P34"><text:span text:style-name="T38"><text:tab/>Contradiction: if r is the smallest integer, there also exists an integer which is r – 1.</text:span></text:p>
      <text:p text:style-name="P34"><text:span text:style-name="T38"><text:tab/>Therefore there is no smallest integer.</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5"><text:soft-page-break/><text:span text:style-name="T34">Question 9:</text:span></text:p>
      <text:p text:style-name="P35">Exercise 2.5.1, section c</text:p>
      <text:p text:style-name="P35"/>
      <text:p text:style-name="P52">If integers x and y have the same parity, then x + y is even. </text:p>
      <text:p text:style-name="Text_20_body">The parity of a number tells whether the number is odd or even. If x and y have the same parity, they are either both even or both odd. </text:p>
      <text:p text:style-name="P35"/>
      <text:p text:style-name="P35"/>
      <text:p text:style-name="P36"><text:span text:style-name="T34">Proof by cases. We consider two cases. </text:span></text:p>
      <text:p text:style-name="P36"><text:span text:style-name="T34"/></text:p>
      <text:p text:style-name="P36"><text:span text:style-name="T34">Case 1:</text:span></text:p>
      <text:p text:style-name="P36"><text:span text:style-name="T34"><text:tab/>x and y are both odd.</text:span></text:p>
      <text:p text:style-name="P36"><text:span text:style-name="T34"><text:tab/>If x and y are odd they can be represented by some integer k.</text:span></text:p>
      <text:p text:style-name="P36"><text:span text:style-name="T34"><text:tab/>With 2k + 1 as odd, or 2k + 3</text:span></text:p>
      <text:p text:style-name="P36"><text:span text:style-name="T34"><text:tab/>Assuming x = 2k + 1, which is odd</text:span></text:p>
      <text:p text:style-name="P36"><text:span text:style-name="T34"><text:tab/>Assuming y = 2k + 3, which is odd<text:tab/></text:span></text:p>
      <text:p text:style-name="P36"><text:span text:style-name="T34"/></text:p>
      <text:p text:style-name="P36"><text:span text:style-name="T34"><text:tab/>x + y = (2k+1) + (2k+3)</text:span></text:p>
      <text:p text:style-name="P36"><text:span text:style-name="T34"><text:tab/>x + y = 4k + 4</text:span></text:p>
      <text:p text:style-name="P36"><text:span text:style-name="T34"><text:tab/>x + y = 2(k + 2)</text:span></text:p>
      <text:p text:style-name="P36"><text:span text:style-name="T34"><text:tab/>We know that k is an integer, and k + 2 is an integer. Let c represent k + 2.</text:span></text:p>
      <text:p text:style-name="P36"><text:span text:style-name="T34"><text:tab/>x + y = 2c</text:span></text:p>
      <text:p text:style-name="P36"><text:span text:style-name="T34"><text:tab/>Two times an integer is even.</text:span></text:p>
      <text:p text:style-name="P36"><text:span text:style-name="T34"><text:tab/>Case 1 is true.</text:span></text:p>
      <text:p text:style-name="P36"><text:span text:style-name="T34"/></text:p>
      <text:p text:style-name="P36"><text:span text:style-name="T34">Case 2:</text:span></text:p>
      <text:p text:style-name="P36"><text:span text:style-name="T34"><text:tab/>x and y are both even.</text:span></text:p>
      <text:p text:style-name="P36"><text:span text:style-name="T34"><text:tab/>If x and y are even then can be represented by some integer k.</text:span></text:p>
      <text:p text:style-name="P36"><text:span text:style-name="T34"><text:tab/>With 2k or 2k + 2 as even.</text:span></text:p>
      <text:p text:style-name="P36"><text:span text:style-name="T34"><text:tab/>Assuming x = 2k, which is even.</text:span></text:p>
      <text:p text:style-name="P36"><text:span text:style-name="T34"><text:tab/>Assuming y = 2k + 2 which is even.</text:span></text:p>
      <text:p text:style-name="P36"><text:span text:style-name="T34"/></text:p>
      <text:p text:style-name="P36"><text:span text:style-name="T34"><text:tab/>x + y = 2k + 2k + 2</text:span></text:p>
      <text:p text:style-name="P36"><text:span text:style-name="T34"><text:tab/>x + y = 4k + 2</text:span></text:p>
      <text:p text:style-name="P36"><text:span text:style-name="T34"><text:tab/>x + y = 2(k + 1)</text:span></text:p>
      <text:p text:style-name="P36"><text:span text:style-name="T34"/></text:p>
      <text:p text:style-name="P36"><text:span text:style-name="T34"><text:tab/>We know that k is an integer and k + 1 is an integer. Let c represent k + 1.</text:span></text:p>
      <text:p text:style-name="P36"><text:span text:style-name="T34"><text:tab/>x + y = 2c</text:span></text:p>
      <text:p text:style-name="P36"><text:span text:style-name="T34"><text:tab/>Two times an integer is even.</text:span></text:p>
      <text:p text:style-name="P36"><text:span text:style-name="T34"><text:tab/>Case 2 is tru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0:19:53.505000000</meta:creation-date>
    <dc:date>2021-01-21T17:37:44.528000000</dc:date>
    <meta:editing-duration>PT2H40M13S</meta:editing-duration>
    <meta:editing-cycles>9</meta:editing-cycles>
    <meta:generator>LibreOffice/7.0.4.2$Windows_X86_64 LibreOffice_project/dcf040e67528d9187c66b2379df5ea4407429775</meta:generator>
    <meta:document-statistic meta:table-count="6" meta:image-count="0" meta:object-count="0" meta:page-count="8" meta:paragraph-count="270" meta:word-count="1585" meta:character-count="7139" meta:non-whitespace-character-count="5589"/>
  </office:meta>
</office:document-meta>
</file>